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aa61a" draw:textarea-horizontal-align="justify" draw:textarea-vertical-align="middle" draw:auto-grow-height="false" fo:min-height="6.608cm" fo:min-width="8.136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2.036cm" fo:min-width="6.612cm"/>
    </style:style>
    <style:style style:name="gr3" style:family="graphic" style:parent-style-name="standard">
      <style:graphic-properties draw:fill="solid" draw:fill-color="#faa61a" draw:textarea-horizontal-align="justify" draw:textarea-vertical-align="middle" draw:auto-grow-height="false" fo:min-height="11.688cm" fo:min-width="16.264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8" style:family="graphic" style:parent-style-name="standard">
      <style:graphic-properties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1" style:family="graphic" style:parent-style-name="objectwithoutfill">
      <style:graphic-properties draw:fill="none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cm" fo:min-width="0cm"/>
    </style:style>
    <style:style style:name="gr136" style:family="graphic" style:parent-style-name="standard">
      <style:graphic-properties draw:stroke="none" svg:stroke-color="#000000" draw:fill="none" draw:fill-color="#ffffff" fo:min-height="0.766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138" style:family="graphic" style:parent-style-name="standard">
      <style:graphic-properties draw:stroke="none" draw:fill="none" fo:min-height="1.183cm"/>
    </style:style>
    <style:style style:name="P1" style:family="paragraph">
      <loext:graphic-properties draw:fill="solid" draw:fill-color="#faa61a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text-align="center"/>
    </style:style>
    <style:style style:name="P23" style:family="paragraph">
      <style:text-properties fo:font-size="10pt" style:font-size-asian="18pt" style:font-size-complex="18pt"/>
    </style:style>
    <style:style style:name="P24" style:family="paragraph">
      <loext:graphic-properties draw:fill="none" draw:fill-color="#ffffff"/>
      <style:text-properties fo:font-size="10pt" style:font-size-asian="18pt" style:font-size-complex="18pt"/>
    </style:style>
    <style:style style:name="P25" style:family="paragraph">
      <loext:graphic-properties draw:fill="none" draw:fill-color="#ffffff"/>
      <style:text-properties fo:font-size="9pt" style:font-size-asian="18pt" style:font-size-complex="18pt"/>
    </style:style>
    <style:style style:name="P26" style:family="paragraph">
      <style:text-properties fo:font-size="9pt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6.858cm" svg:x="11.54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2.286cm" svg:x="3.667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11.938cm" svg:x="1.254cm" svg:y="8.874cm">
          <text:p/>
          <draw:enhanced-geometry svg:viewBox="0 0 21600 21600" draw:type="rectangle" draw:enhanced-path="M 0 0 L 21600 0 21600 21600 0 21600 0 0 Z N"/>
        </draw:custom-shape>
        <draw:g xml:id="id3" draw:id="id3">
          <draw:path draw:style-name="gr4" draw:text-style-name="P2" draw:layer="layout" svg:width="0.576cm" svg:height="0.517cm" svg:x="5.2cm" svg:y="8cm" svg:viewBox="0 0 577 518" svg:d="M0 518c251 0 577-148 577-296s-10-222-193-222c0 159-384 306-384 518z">
            <text:p/>
          </draw:path>
          <draw:path draw:style-name="gr5" draw:text-style-name="P3" draw:layer="layout" svg:width="1.409cm" svg:height="0.887cm" svg:x="4.176cm" svg:y="7.667cm" svg:viewBox="0 0 1410 888" svg:d="M1410 0c0 0 0 592-1 444 1 259-304 444-703 444-400 0-705-185-706-444 1 1 0-185 0-444 0 259 320 444 705 444s705-185 705-444z">
            <text:p/>
          </draw:path>
          <draw:path draw:style-name="gr6" draw:text-style-name="P4" draw:layer="layout" svg:width="1.408cm" svg:height="0.886cm" svg:x="4.175cm" svg:y="7.223cm" svg:viewBox="0 0 1409 887" svg:d="M705 0c399 0 704 192 704 443 0 252-305 444-704 444-400 0-705-192-705-444 0-251 305-443 705-443z">
            <text:p/>
          </draw:path>
          <draw:polygon draw:style-name="gr7" draw:text-style-name="P5" draw:layer="layout" svg:width="0.384cm" svg:height="0.221cm" svg:x="4.944cm" svg:y="7.704cm" svg:viewBox="0 0 385 222" draw:points="192,0 128,37 385,185 320,222 64,74 0,111 0,0">
            <text:p/>
          </draw:polygon>
          <draw:polygon draw:style-name="gr8" draw:text-style-name="P5" draw:layer="layout" svg:width="0.383cm" svg:height="0.221cm" svg:x="4.431cm" svg:y="7.408cm" svg:viewBox="0 0 384 222" draw:points="320,148 384,111 384,222 192,222 256,185 0,37 64,0">
            <text:p/>
          </draw:polygon>
          <draw:polygon draw:style-name="gr9" draw:text-style-name="P5" draw:layer="layout" svg:width="0.384cm" svg:height="0.221cm" svg:x="4.431cm" svg:y="7.704cm" svg:viewBox="0 0 385 222" draw:points="64,148 321,0 385,37 128,185 192,222 0,222 0,111">
            <text:p/>
          </draw:polygon>
          <draw:polygon draw:style-name="gr10" draw:text-style-name="P5" draw:layer="layout" svg:width="0.383cm" svg:height="0.221cm" svg:x="4.944cm" svg:y="7.408cm" svg:viewBox="0 0 384 222" draw:points="256,37 192,0 384,0 384,111 320,74 64,222 0,185">
            <text:p/>
          </draw:polygon>
          <draw:path draw:style-name="gr11" draw:text-style-name="P6" draw:layer="layout" svg:width="1.409cm" svg:height="1.331cm" svg:x="4.175cm" svg:y="7.223cm" svg:viewBox="0 0 1410 1332" svg:d="M705 0c399 0 705 192 705 444v444c0 259-321 444-705 444s-705-185-705-444c0 0 1-444 0-445 0-251 305-443 705-443z">
            <text:p/>
          </draw:path>
        </draw:g>
        <draw:g xml:id="id4" draw:id="id4">
          <draw:path draw:style-name="gr12" draw:text-style-name="P2" draw:layer="layout" svg:width="0.576cm" svg:height="0.517cm" svg:x="11.042cm" svg:y="8.065cm" svg:viewBox="0 0 577 518" svg:d="M0 518c251 0 577-148 577-296s-10-222-193-222c0 159-384 306-384 518z">
            <text:p/>
          </draw:path>
          <draw:path draw:style-name="gr13" draw:text-style-name="P3" draw:layer="layout" svg:width="1.409cm" svg:height="0.887cm" svg:x="10.018cm" svg:y="7.732cm" svg:viewBox="0 0 1410 888" svg:d="M1410 0c0 0 0 592-1 444 1 259-304 444-703 444-400 0-705-185-706-444 1 1 0-185 0-444 0 259 320 444 705 444s705-185 705-444z">
            <text:p/>
          </draw:path>
          <draw:path draw:style-name="gr14" draw:text-style-name="P4" draw:layer="layout" svg:width="1.408cm" svg:height="0.886cm" svg:x="10.017cm" svg:y="7.288cm" svg:viewBox="0 0 1409 887" svg:d="M705 0c399 0 704 192 704 443 0 252-305 444-704 444-400 0-705-192-705-444 0-251 305-443 705-443z">
            <text:p/>
          </draw:path>
          <draw:polygon draw:style-name="gr15" draw:text-style-name="P5" draw:layer="layout" svg:width="0.384cm" svg:height="0.221cm" svg:x="10.786cm" svg:y="7.769cm" svg:viewBox="0 0 385 222" draw:points="192,0 128,37 385,185 320,222 64,74 0,111 0,0">
            <text:p/>
          </draw:polygon>
          <draw:polygon draw:style-name="gr16" draw:text-style-name="P5" draw:layer="layout" svg:width="0.383cm" svg:height="0.221cm" svg:x="10.273cm" svg:y="7.473cm" svg:viewBox="0 0 384 222" draw:points="320,148 384,111 384,222 192,222 256,185 0,37 64,0">
            <text:p/>
          </draw:polygon>
          <draw:polygon draw:style-name="gr17" draw:text-style-name="P5" draw:layer="layout" svg:width="0.384cm" svg:height="0.221cm" svg:x="10.273cm" svg:y="7.769cm" svg:viewBox="0 0 385 222" draw:points="64,148 321,0 385,37 128,185 192,222 0,222 0,111">
            <text:p/>
          </draw:polygon>
          <draw:polygon draw:style-name="gr18" draw:text-style-name="P5" draw:layer="layout" svg:width="0.383cm" svg:height="0.221cm" svg:x="10.786cm" svg:y="7.473cm" svg:viewBox="0 0 384 222" draw:points="256,37 192,0 384,0 384,111 320,74 64,222 0,185">
            <text:p/>
          </draw:polygon>
          <draw:path draw:style-name="gr19" draw:text-style-name="P6" draw:layer="layout" svg:width="1.409cm" svg:height="1.331cm" svg:x="10.017cm" svg:y="7.288cm" svg:viewBox="0 0 1410 1332" svg:d="M705 0c399 0 705 192 705 444v444c0 259-321 444-705 444s-705-185-705-444c0 0 1-444 0-445 0-251 305-443 705-443z">
            <text:p/>
          </draw:path>
        </draw:g>
        <draw:g xml:id="id5" draw:id="id5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20" draw:text-style-name="P2" draw:layer="layout" svg:width="1.048cm" svg:height="0.776cm" svg:x="14.711cm" svg:y="6.197cm" svg:viewBox="0 0 1049 777" svg:d="M0 777c269 0 961-365 1030-503 69-137-69-274-137-274 0 196-893 451-893 777z">
            <text:p/>
          </draw:path>
          <draw:g>
            <draw:polygon draw:style-name="gr21" draw:text-style-name="P7" draw:layer="layout" svg:width="0.96cm" svg:height="1.188cm" svg:x="13.7cm" svg:y="5.831cm" svg:viewBox="0 0 961 1189" draw:points="0,549 0,0 961,640 961,1189">
              <text:p/>
            </draw:polygon>
            <draw:polygon draw:style-name="gr22" draw:text-style-name="P8" draw:layer="layout" svg:width="0.96cm" svg:height="1.188cm" svg:x="14.661cm" svg:y="5.831cm" svg:viewBox="0 0 961 1189" draw:points="0,1189 0,640 961,0 961,549">
              <text:p/>
            </draw:polygon>
            <draw:polygon draw:style-name="gr23" draw:text-style-name="P9" draw:layer="layout" svg:width="1.921cm" svg:height="1.279cm" svg:x="13.7cm" svg:y="5.191cm" svg:viewBox="0 0 1922 1280" draw:points="961,1280 0,640 961,0 1922,640">
              <text:p/>
            </draw:polygon>
            <draw:polygon draw:style-name="gr24" draw:text-style-name="P10" draw:layer="layout" svg:width="1.921cm" svg:height="1.828cm" svg:x="13.7cm" svg:y="5.191cm" svg:viewBox="0 0 1922 1829" draw:points="0,1189 0,640 961,0 1922,640 1922,1189 961,1829">
              <text:p/>
            </draw:polygon>
            <draw:polygon draw:style-name="gr25" draw:text-style-name="P5" draw:layer="layout" svg:width="0.48cm" svg:height="0.319cm" svg:x="13.975cm" svg:y="5.785cm" svg:viewBox="0 0 481 320" draw:points="69,91 412,320 481,274 137,46 206,0 0,0 0,137">
              <text:p/>
            </draw:polygon>
            <draw:polygon draw:style-name="gr26" draw:text-style-name="P5" draw:layer="layout" svg:width="0.479cm" svg:height="0.319cm" svg:x="14.455cm" svg:y="5.831cm" svg:viewBox="0 0 480 320" draw:points="343,274 274,320 480,320 480,183 412,229 69,0 0,46">
              <text:p/>
            </draw:polygon>
            <draw:polygon draw:style-name="gr27" draw:text-style-name="P5" draw:layer="layout" svg:width="0.479cm" svg:height="0.319cm" svg:x="14.387cm" svg:y="5.511cm" svg:viewBox="0 0 480 320" draw:points="69,91 412,320 480,274 137,46 206,0 0,0 0,137">
              <text:p/>
            </draw:polygon>
            <draw:polygon draw:style-name="gr28" draw:text-style-name="P5" draw:layer="layout" svg:width="0.479cm" svg:height="0.319cm" svg:x="14.868cm" svg:y="5.557cm" svg:viewBox="0 0 480 320" draw:points="343,274 274,320 480,320 480,183 412,229 69,0 0,46">
              <text:p/>
            </draw:polygon>
          </draw:g>
        </draw:g>
        <draw:g xml:id="id6" draw:id="id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9" draw:text-style-name="P2" draw:layer="layout" svg:width="0.208cm" svg:height="0.131cm" svg:x="18.19cm" svg:y="4.436cm" svg:viewBox="0 0 209 132" svg:d="M0 132c52 0 209-44 209-77s-5-55-57-55c0 33-153 33-152 132z">
              <text:p/>
            </draw:path>
            <draw:g>
              <draw:polygon draw:style-name="gr30" draw:text-style-name="P11" draw:layer="layout" svg:width="0.094cm" svg:height="0.109cm" svg:x="18.113cm" svg:y="4.458cm" svg:viewBox="0 0 95 110" draw:points="0,66 19,0 95,44 76,110">
                <text:p/>
              </draw:polygon>
              <draw:polygon draw:style-name="gr31" draw:text-style-name="P12" draw:layer="layout" svg:width="0.209cm" svg:height="0.12cm" svg:x="18.132cm" svg:y="4.381cm" svg:viewBox="0 0 210 121" draw:points="0,77 38,44 95,11 133,0 210,44 171,55 114,88 76,121">
                <text:p/>
              </draw:polygon>
              <draw:path draw:style-name="gr32" draw:text-style-name="P13" draw:layer="layout" svg:width="0.17cm" svg:height="0.142cm" svg:x="18.189cm" svg:y="4.425cm" svg:viewBox="0 0 171 143" svg:d="M171 44c0-66-38-44-76-22s-76 22-95 121c0 0 76-44 171-99z">
                <text:p/>
              </draw:path>
              <draw:path draw:style-name="gr33" draw:text-style-name="P10" draw:layer="layout" svg:width="0.247cm" svg:height="0.186cm" svg:x="18.113cm" svg:y="4.381cm" svg:viewBox="0 0 248 187" svg:d="M152 0c-38 11-38 11-76 33-19 11-57 22-76 110 38 22 38 22 76 44 22-10 134-77 172-99 0-55-38-55-96-88z">
                <text:p/>
              </draw:path>
            </draw:g>
          </draw:g>
          <draw:g>
            <draw:path draw:style-name="gr34" draw:text-style-name="P2" draw:layer="layout" svg:width="0.342cm" svg:height="0.263cm" svg:x="18.018cm" svg:y="3.907cm" svg:viewBox="0 0 343 264" svg:d="M1 264c52 0 342-11 342-110s-100-154-152-154c0 33-209 22-190 264z">
              <text:p/>
            </draw:path>
            <draw:g>
              <draw:polygon draw:style-name="gr35" draw:text-style-name="P11" draw:layer="layout" svg:width="0.189cm" svg:height="0.153cm" svg:x="17.828cm" svg:y="4.018cm" svg:viewBox="0 0 190 154" draw:points="0,44 0,0 190,110 190,154">
                <text:p/>
              </draw:polygon>
              <draw:polygon draw:style-name="gr36" draw:text-style-name="P11" draw:layer="layout" svg:width="0.189cm" svg:height="0.186cm" svg:x="17.98cm" svg:y="3.852cm" svg:viewBox="0 0 190 187" draw:points="0,77 0,0 190,110 190,187">
                <text:p/>
              </draw:polygon>
              <draw:polygon draw:style-name="gr37" draw:text-style-name="P12" draw:layer="layout" svg:width="0.342cm" svg:height="0.197cm" svg:x="17.828cm" svg:y="3.93cm" svg:viewBox="0 0 343 198" draw:points="0,88 152,0 343,110 190,198">
                <text:p/>
              </draw:polygon>
              <draw:polygon draw:style-name="gr38" draw:text-style-name="P13" draw:layer="layout" svg:width="0.189cm" svg:height="0.186cm" svg:x="18.018cm" svg:y="3.984cm" svg:viewBox="0 0 190 187" draw:points="0,187 0,143 152,55 152,0 190,22 190,77">
                <text:p/>
              </draw:polygon>
              <draw:polygon draw:style-name="gr39" draw:text-style-name="P11" draw:layer="layout" svg:width="0.608cm" svg:height="0.836cm" svg:x="17.618cm" svg:y="3.181cm" svg:viewBox="0 0 609 837" draw:points="0,484 0,0 609,352 609,837">
                <text:p/>
              </draw:polygon>
              <draw:polygon draw:style-name="gr40" draw:text-style-name="P14" draw:layer="layout" svg:width="0.57cm" svg:height="0.77cm" svg:x="17.637cm" svg:y="3.214cm" svg:viewBox="0 0 571 771" draw:points="0,440 0,0 571,330 571,771">
                <text:p/>
              </draw:polygon>
              <draw:polygon draw:style-name="gr41" draw:text-style-name="P12" draw:layer="layout" svg:width="0.646cm" svg:height="0.373cm" svg:x="17.618cm" svg:y="3.159cm" svg:viewBox="0 0 647 374" draw:points="609,374 0,22 38,0 647,352">
                <text:p/>
              </draw:polygon>
              <draw:polygon draw:style-name="gr42" draw:text-style-name="P13" draw:layer="layout" svg:width="0.037cm" svg:height="0.505cm" svg:x="18.228cm" svg:y="3.511cm" svg:viewBox="0 0 38 506" draw:points="0,506 0,22 38,0 38,484">
                <text:p/>
              </draw:polygon>
              <draw:polygon draw:style-name="gr43" draw:text-style-name="P10" draw:layer="layout" svg:width="0.646cm" svg:height="1.012cm" svg:x="17.618cm" svg:y="3.159cm" svg:viewBox="0 0 647 1013" draw:points="38,0 647,352 647,837 609,859 590,848 590,903 400,1013 210,903 210,859 362,771 362,716 0,506 0,22">
                <text:p/>
              </draw:polygon>
            </draw:g>
          </draw:g>
          <draw:g>
            <draw:path draw:style-name="gr44" draw:text-style-name="P2" draw:layer="layout" svg:width="0.247cm" svg:height="0.131cm" svg:x="17.941cm" svg:y="4.315cm" svg:viewBox="0 0 248 132" svg:d="M1 132c53 0 247-55 247-88s-5-44-57-44c0 33-209 22-190 132z">
              <text:p/>
            </draw:path>
            <draw:g>
              <draw:polygon draw:style-name="gr45" draw:text-style-name="P12" draw:layer="layout" svg:width="0.818cm" svg:height="0.472cm" svg:x="17.333cm" svg:y="3.941cm" svg:viewBox="0 0 819 473" draw:points="609,473 0,121 210,0 819,352">
                <text:p/>
              </draw:polygon>
              <draw:polygon draw:style-name="gr46" draw:text-style-name="P15" draw:layer="layout" svg:width="0.551cm" svg:height="0.318cm" svg:x="17.39cm" svg:y="3.973cm" svg:viewBox="0 0 552 319" draw:points="0,88 152,0 552,231 400,319">
                <text:p/>
              </draw:polygon>
              <draw:polygon draw:style-name="gr47" draw:text-style-name="P15" draw:layer="layout" svg:width="0.266cm" svg:height="0.153cm" svg:x="17.828cm" svg:y="4.227cm" svg:viewBox="0 0 267 154" draw:points="0,88 152,0 267,66 114,154">
                <text:p/>
              </draw:polygon>
              <draw:polygon draw:style-name="gr48" draw:text-style-name="P13" draw:layer="layout" svg:width="0.209cm" svg:height="0.164cm" svg:x="17.942cm" svg:y="4.293cm" svg:viewBox="0 0 210 165" draw:points="0,165 0,121 210,0 210,44">
                <text:p/>
              </draw:polygon>
              <draw:line draw:style-name="gr49" draw:text-style-name="P16" draw:layer="layout" svg:x1="17.428cm" svg:y1="4.039cm" svg:x2="17.828cm" svg:y2="4.27cm">
                <text:p/>
              </draw:line>
              <draw:line draw:style-name="gr50" draw:text-style-name="P16" draw:layer="layout" svg:x1="17.466cm" svg:y1="4.018cm" svg:x2="17.866cm" svg:y2="4.249cm">
                <text:p/>
              </draw:line>
              <draw:line draw:style-name="gr51" draw:text-style-name="P16" draw:layer="layout" svg:x1="17.504cm" svg:y1="3.996cm" svg:x2="17.904cm" svg:y2="4.227cm">
                <text:p/>
              </draw:line>
              <draw:line draw:style-name="gr52" draw:text-style-name="P16" draw:layer="layout" svg:x1="17.866cm" svg:y1="4.205cm" svg:x2="17.904cm" svg:y2="4.183cm">
                <text:p/>
              </draw:line>
              <draw:line draw:style-name="gr53" draw:text-style-name="P16" draw:layer="layout" svg:x1="17.828cm" svg:y1="4.183cm" svg:x2="17.866cm" svg:y2="4.161cm">
                <text:p/>
              </draw:line>
              <draw:line draw:style-name="gr54" draw:text-style-name="P16" draw:layer="layout" svg:x1="17.79cm" svg:y1="4.161cm" svg:x2="17.828cm" svg:y2="4.139cm">
                <text:p/>
              </draw:line>
              <draw:line draw:style-name="gr55" draw:text-style-name="P16" draw:layer="layout" svg:x1="17.809cm" svg:y1="4.216cm" svg:x2="17.847cm" svg:y2="4.194cm">
                <text:p/>
              </draw:line>
              <draw:line draw:style-name="gr56" draw:text-style-name="P16" draw:layer="layout" svg:x1="17.771cm" svg:y1="4.194cm" svg:x2="17.809cm" svg:y2="4.172cm">
                <text:p/>
              </draw:line>
              <draw:line draw:style-name="gr57" draw:text-style-name="P16" draw:layer="layout" svg:x1="17.733cm" svg:y1="4.172cm" svg:x2="17.771cm" svg:y2="4.15cm">
                <text:p/>
              </draw:line>
              <draw:line draw:style-name="gr58" draw:text-style-name="P16" draw:layer="layout" svg:x1="17.752cm" svg:y1="4.139cm" svg:x2="17.79cm" svg:y2="4.117cm">
                <text:p/>
              </draw:line>
              <draw:line draw:style-name="gr59" draw:text-style-name="P16" draw:layer="layout" svg:x1="17.695cm" svg:y1="4.15cm" svg:x2="17.733cm" svg:y2="4.128cm">
                <text:p/>
              </draw:line>
              <draw:line draw:style-name="gr60" draw:text-style-name="P16" draw:layer="layout" svg:x1="17.714cm" svg:y1="4.117cm" svg:x2="17.752cm" svg:y2="4.095cm">
                <text:p/>
              </draw:line>
              <draw:line draw:style-name="gr61" draw:text-style-name="P16" draw:layer="layout" svg:x1="17.675cm" svg:y1="4.095cm" svg:x2="17.713cm" svg:y2="4.073cm">
                <text:p/>
              </draw:line>
              <draw:line draw:style-name="gr62" draw:text-style-name="P16" draw:layer="layout" svg:x1="17.637cm" svg:y1="4.073cm" svg:x2="17.675cm" svg:y2="4.051cm">
                <text:p/>
              </draw:line>
              <draw:line draw:style-name="gr63" draw:text-style-name="P16" draw:layer="layout" svg:x1="17.656cm" svg:y1="4.128cm" svg:x2="17.694cm" svg:y2="4.106cm">
                <text:p/>
              </draw:line>
              <draw:line draw:style-name="gr64" draw:text-style-name="P16" draw:layer="layout" svg:x1="17.618cm" svg:y1="4.106cm" svg:x2="17.656cm" svg:y2="4.084cm">
                <text:p/>
              </draw:line>
              <draw:line draw:style-name="gr65" draw:text-style-name="P16" draw:layer="layout" svg:x1="17.58cm" svg:y1="4.084cm" svg:x2="17.618cm" svg:y2="4.062cm">
                <text:p/>
              </draw:line>
              <draw:line draw:style-name="gr66" draw:text-style-name="P16" draw:layer="layout" svg:x1="17.599cm" svg:y1="4.051cm" svg:x2="17.637cm" svg:y2="4.029cm">
                <text:p/>
              </draw:line>
              <draw:line draw:style-name="gr67" draw:text-style-name="P16" draw:layer="layout" svg:x1="17.542cm" svg:y1="4.061cm" svg:x2="17.58cm" svg:y2="4.039cm">
                <text:p/>
              </draw:line>
              <draw:line draw:style-name="gr68" draw:text-style-name="P16" draw:layer="layout" svg:x1="17.561cm" svg:y1="4.029cm" svg:x2="17.599cm" svg:y2="4.007cm">
                <text:p/>
              </draw:line>
              <draw:line draw:style-name="gr69" draw:text-style-name="P16" draw:layer="layout" svg:x1="17.523cm" svg:y1="4.006cm" svg:x2="17.561cm" svg:y2="3.984cm">
                <text:p/>
              </draw:line>
              <draw:line draw:style-name="gr70" draw:text-style-name="P16" draw:layer="layout" svg:x1="17.504cm" svg:y1="4.04cm" svg:x2="17.542cm" svg:y2="4.018cm">
                <text:p/>
              </draw:line>
              <draw:line draw:style-name="gr71" draw:text-style-name="P16" draw:layer="layout" svg:x1="17.752cm" svg:y1="4.227cm" svg:x2="17.79cm" svg:y2="4.205cm">
                <text:p/>
              </draw:line>
              <draw:line draw:style-name="gr72" draw:text-style-name="P16" draw:layer="layout" svg:x1="17.714cm" svg:y1="4.205cm" svg:x2="17.752cm" svg:y2="4.183cm">
                <text:p/>
              </draw:line>
              <draw:line draw:style-name="gr73" draw:text-style-name="P16" draw:layer="layout" svg:x1="17.675cm" svg:y1="4.183cm" svg:x2="17.713cm" svg:y2="4.161cm">
                <text:p/>
              </draw:line>
              <draw:line draw:style-name="gr74" draw:text-style-name="P16" draw:layer="layout" svg:x1="17.656cm" svg:y1="4.216cm" svg:x2="17.694cm" svg:y2="4.194cm">
                <text:p/>
              </draw:line>
              <draw:line draw:style-name="gr75" draw:text-style-name="P16" draw:layer="layout" svg:x1="17.618cm" svg:y1="4.194cm" svg:x2="17.656cm" svg:y2="4.172cm">
                <text:p/>
              </draw:line>
              <draw:line draw:style-name="gr76" draw:text-style-name="P16" draw:layer="layout" svg:x1="17.637cm" svg:y1="4.161cm" svg:x2="17.675cm" svg:y2="4.139cm">
                <text:p/>
              </draw:line>
              <draw:line draw:style-name="gr77" draw:text-style-name="P16" draw:layer="layout" svg:x1="17.599cm" svg:y1="4.139cm" svg:x2="17.637cm" svg:y2="4.117cm">
                <text:p/>
              </draw:line>
              <draw:line draw:style-name="gr78" draw:text-style-name="P16" draw:layer="layout" svg:x1="17.561cm" svg:y1="4.117cm" svg:x2="17.599cm" svg:y2="4.095cm">
                <text:p/>
              </draw:line>
              <draw:line draw:style-name="gr79" draw:text-style-name="P16" draw:layer="layout" svg:x1="17.523cm" svg:y1="4.095cm" svg:x2="17.561cm" svg:y2="4.073cm">
                <text:p/>
              </draw:line>
              <draw:line draw:style-name="gr80" draw:text-style-name="P16" draw:layer="layout" svg:x1="17.466cm" svg:y1="4.106cm" svg:x2="17.504cm" svg:y2="4.084cm">
                <text:p/>
              </draw:line>
              <draw:line draw:style-name="gr81" draw:text-style-name="P16" draw:layer="layout" svg:x1="17.485cm" svg:y1="4.073cm" svg:x2="17.523cm" svg:y2="4.051cm">
                <text:p/>
              </draw:line>
              <draw:line draw:style-name="gr82" draw:text-style-name="P16" draw:layer="layout" svg:x1="17.428cm" svg:y1="4.084cm" svg:x2="17.466cm" svg:y2="4.062cm">
                <text:p/>
              </draw:line>
              <draw:line draw:style-name="gr83" draw:text-style-name="P16" draw:layer="layout" svg:x1="17.733cm" svg:y1="4.26cm" svg:x2="17.771cm" svg:y2="4.238cm">
                <text:p/>
              </draw:line>
              <draw:line draw:style-name="gr84" draw:text-style-name="P16" draw:layer="layout" svg:x1="17.695cm" svg:y1="4.238cm" svg:x2="17.733cm" svg:y2="4.216cm">
                <text:p/>
              </draw:line>
              <draw:line draw:style-name="gr85" draw:text-style-name="P16" draw:layer="layout" svg:x1="17.866cm" svg:y1="4.337cm" svg:x2="18.018cm" svg:y2="4.249cm">
                <text:p/>
              </draw:line>
              <draw:line draw:style-name="gr86" draw:text-style-name="P16" draw:layer="layout" svg:x1="17.904cm" svg:y1="4.359cm" svg:x2="18.056cm" svg:y2="4.271cm">
                <text:p/>
              </draw:line>
              <draw:line draw:style-name="gr87" draw:text-style-name="P16" draw:layer="layout" svg:x1="17.942cm" svg:y1="4.249cm" svg:x2="18.056cm" svg:y2="4.315cm">
                <text:p/>
              </draw:line>
              <draw:line draw:style-name="gr88" draw:text-style-name="P16" draw:layer="layout" svg:x1="17.904cm" svg:y1="4.271cm" svg:x2="18.018cm" svg:y2="4.337cm">
                <text:p/>
              </draw:line>
              <draw:line draw:style-name="gr89" draw:text-style-name="P16" draw:layer="layout" svg:x1="17.866cm" svg:y1="4.293cm" svg:x2="17.942cm" svg:y2="4.337cm">
                <text:p/>
              </draw:line>
              <draw:polygon draw:style-name="gr90" draw:text-style-name="P11" draw:layer="layout" svg:width="0.608cm" svg:height="0.395cm" svg:x="17.333cm" svg:y="4.062cm" svg:viewBox="0 0 609 396" draw:points="0,44 0,0 609,352 609,396">
                <text:p/>
              </draw:polygon>
              <draw:polygon draw:style-name="gr91" draw:text-style-name="P10" draw:layer="layout" svg:width="0.818cm" svg:height="0.516cm" svg:x="17.333cm" svg:y="3.941cm" svg:viewBox="0 0 819 517" draw:points="210,0 819,352 819,396 609,517 0,165 0,121">
                <text:p/>
              </draw:polygon>
            </draw:g>
          </draw:g>
        </draw:g>
        <draw:g xml:id="id7" draw:id="id7">
          <draw:custom-shape draw:style-name="gr92" draw:text-style-name="P17" draw:layer="layout" svg:width="1.94cm" svg:height="1.931cm" svg:x="9.001cm" svg:y="19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93" draw:text-style-name="P18" draw:layer="layout" svg:width="1.185cm" svg:height="1.806cm" svg:x="9.432cm" svg:y="19.731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94" draw:text-style-name="P18" draw:layer="layout" svg:width="0.489cm" svg:height="0.822cm" svg:x="10.402cm" svg:y="19.843cm" svg:viewBox="0 0 490 823" svg:d="M431 823v-62l-108-187v-187l-107-249-216-125c216-125 647 685 431 810z">
            <text:p/>
          </draw:path>
          <draw:g>
            <draw:line draw:style-name="gr95" draw:text-style-name="P19" draw:layer="layout" svg:x1="9.863cm" svg:y1="20.915cm" svg:x2="9.755cm" svg:y2="20.479cm">
              <text:p/>
            </draw:line>
            <draw:line draw:style-name="gr96" draw:text-style-name="P19" draw:layer="layout" svg:x1="9.863cm" svg:y1="20.914cm" svg:x2="9.971cm" svg:y2="20.603cm">
              <text:p/>
            </draw:line>
            <draw:line draw:style-name="gr97" draw:text-style-name="P19" draw:layer="layout" svg:x1="10.079cm" svg:y1="20.914cm" svg:x2="9.971cm" svg:y2="20.603cm">
              <text:p/>
            </draw:line>
            <draw:line draw:style-name="gr98" draw:text-style-name="P19" draw:layer="layout" svg:x1="10.079cm" svg:y1="20.915cm" svg:x2="10.187cm" svg:y2="20.479cm">
              <text:p/>
            </draw:line>
          </draw:g>
          <draw:g>
            <draw:line draw:style-name="gr99" draw:text-style-name="P19" draw:layer="layout" svg:x1="10.51cm" svg:y1="20.915cm" svg:x2="10.402cm" svg:y2="20.479cm">
              <text:p/>
            </draw:line>
            <draw:line draw:style-name="gr100" draw:text-style-name="P19" draw:layer="layout" svg:x1="10.51cm" svg:y1="20.914cm" svg:x2="10.618cm" svg:y2="20.603cm">
              <text:p/>
            </draw:line>
            <draw:line draw:style-name="gr101" draw:text-style-name="P19" draw:layer="layout" svg:x1="10.726cm" svg:y1="20.914cm" svg:x2="10.618cm" svg:y2="20.603cm">
              <text:p/>
            </draw:line>
            <draw:line draw:style-name="gr102" draw:text-style-name="P19" draw:layer="layout" svg:x1="10.725cm" svg:y1="20.915cm" svg:x2="10.833cm" svg:y2="20.479cm">
              <text:p/>
            </draw:line>
          </draw:g>
          <draw:g>
            <draw:line draw:style-name="gr103" draw:text-style-name="P19" draw:layer="layout" svg:x1="9.217cm" svg:y1="20.915cm" svg:x2="9.109cm" svg:y2="20.479cm">
              <text:p/>
            </draw:line>
            <draw:line draw:style-name="gr104" draw:text-style-name="P19" draw:layer="layout" svg:x1="9.217cm" svg:y1="20.914cm" svg:x2="9.325cm" svg:y2="20.603cm">
              <text:p/>
            </draw:line>
            <draw:line draw:style-name="gr105" draw:text-style-name="P19" draw:layer="layout" svg:x1="9.432cm" svg:y1="20.914cm" svg:x2="9.324cm" svg:y2="20.603cm">
              <text:p/>
            </draw:line>
            <draw:line draw:style-name="gr106" draw:text-style-name="P19" draw:layer="layout" svg:x1="9.432cm" svg:y1="20.915cm" svg:x2="9.54cm" svg:y2="20.479cm">
              <text:p/>
            </draw:line>
          </draw:g>
        </draw:g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07" draw:text-style-name="P2" draw:layer="layout" svg:width="1.379cm" svg:height="0.808cm" svg:x="2.181cm" svg:y="13.389cm" svg:viewBox="0 0 1380 809" svg:d="M0 809c391 0 1003-256 1267-424s0-385-133-385z">
            <text:p/>
          </draw:path>
          <draw:g>
            <draw:polygon draw:style-name="gr108" draw:text-style-name="P11" draw:layer="layout" svg:width="0.799cm" svg:height="2.001cm" svg:x="1.381cm" svg:y="12.196cm" svg:viewBox="0 0 800 2002" draw:points="0,1540 0,0 800,462 800,2002">
              <text:p/>
            </draw:polygon>
            <draw:polygon draw:style-name="gr109" draw:text-style-name="P20" draw:layer="layout" svg:width="1.133cm" svg:height="2.194cm" svg:x="2.181cm" svg:y="12.003cm" svg:viewBox="0 0 1134 2195" draw:points="0,2195 0,655 1134,0 1134,1540">
              <text:p/>
            </draw:polygon>
            <draw:polygon draw:style-name="gr110" draw:text-style-name="P12" draw:layer="layout" svg:width="1.933cm" svg:height="1.116cm" svg:x="1.381cm" svg:y="11.541cm" svg:viewBox="0 0 1934 1117" draw:points="800,1117 0,655 1134,0 1934,462">
              <text:p/>
            </draw:polygon>
            <draw:polygon draw:style-name="gr111" draw:text-style-name="P10" draw:layer="layout" svg:width="1.933cm" svg:height="2.656cm" svg:x="1.381cm" svg:y="11.541cm" svg:viewBox="0 0 1934 2657" draw:points="0,2195 0,655 1134,0 1934,462 1934,2002 800,2657">
              <text:p/>
            </draw:polygon>
            <draw:line draw:style-name="gr112" draw:text-style-name="P16" draw:layer="layout" svg:x1="2.048cm" svg:y1="13.813cm" svg:x2="1.514cm" svg:y2="13.505cm">
              <text:p/>
            </draw:line>
            <draw:line draw:style-name="gr113" draw:text-style-name="P16" draw:layer="layout" svg:x1="2.048cm" svg:y1="13.967cm" svg:x2="1.514cm" svg:y2="13.659cm">
              <text:p/>
            </draw:line>
            <draw:line draw:style-name="gr114" draw:text-style-name="P16" draw:layer="layout" svg:x1="2.048cm" svg:y1="13.89cm" svg:x2="1.514cm" svg:y2="13.582cm">
              <text:p/>
            </draw:line>
            <draw:polyline draw:style-name="gr115" draw:text-style-name="P16" draw:layer="layout" svg:width="0.666cm" svg:height="0.461cm" svg:x="1.448cm" svg:y="12.427cm" svg:viewBox="0 0 667 462" draw:points="667,462 0,77 0,0">
              <text:p/>
            </draw:polyline>
            <draw:polyline draw:style-name="gr116" draw:text-style-name="P16" draw:layer="layout" svg:width="0.654cm" svg:height="0.463cm" svg:x="1.459cm" svg:y="12.425cm" svg:viewBox="0 0 655 464" draw:points="655,464 655,387 0,0">
              <text:p/>
            </draw:polyline>
            <draw:polygon draw:style-name="gr117" draw:text-style-name="P21" draw:layer="layout" svg:width="0.077cm" svg:height="0.135cm" svg:x="1.694cm" svg:y="13.195cm" svg:viewBox="0 0 78 136" draw:points="0,91 0,0 78,45 78,136">
              <text:p/>
            </draw:polygon>
            <draw:line draw:style-name="gr118" draw:text-style-name="P16" draw:layer="layout" svg:x1="2.048cm" svg:y1="13.736cm" svg:x2="1.514cm" svg:y2="13.428cm">
              <text:p/>
            </draw:line>
          </draw:g>
        </draw:g>
        <draw:g xml:id="id2" draw:id="id2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119" draw:text-style-name="P2" draw:layer="layout" svg:width="1.048cm" svg:height="0.776cm" svg:x="9.123cm" svg:y="14.147cm" svg:viewBox="0 0 1049 777" svg:d="M0 777c269 0 961-365 1030-503 69-137-69-274-137-274 0 196-893 451-893 777z">
            <text:p/>
          </draw:path>
          <draw:g>
            <draw:polygon draw:style-name="gr120" draw:text-style-name="P7" draw:layer="layout" svg:width="0.96cm" svg:height="1.188cm" svg:x="8.112cm" svg:y="13.781cm" svg:viewBox="0 0 961 1189" draw:points="0,549 0,0 961,640 961,1189">
              <text:p/>
            </draw:polygon>
            <draw:polygon draw:style-name="gr121" draw:text-style-name="P8" draw:layer="layout" svg:width="0.96cm" svg:height="1.188cm" svg:x="9.073cm" svg:y="13.781cm" svg:viewBox="0 0 961 1189" draw:points="0,1189 0,640 961,0 961,549">
              <text:p/>
            </draw:polygon>
            <draw:polygon draw:style-name="gr122" draw:text-style-name="P9" draw:layer="layout" svg:width="1.921cm" svg:height="1.279cm" svg:x="8.112cm" svg:y="13.141cm" svg:viewBox="0 0 1922 1280" draw:points="961,1280 0,640 961,0 1922,640">
              <text:p/>
            </draw:polygon>
            <draw:polygon draw:style-name="gr123" draw:text-style-name="P10" draw:layer="layout" svg:width="1.921cm" svg:height="1.828cm" svg:x="8.112cm" svg:y="13.141cm" svg:viewBox="0 0 1922 1829" draw:points="0,1189 0,640 961,0 1922,640 1922,1189 961,1829">
              <text:p/>
            </draw:polygon>
            <draw:polygon draw:style-name="gr124" draw:text-style-name="P5" draw:layer="layout" svg:width="0.48cm" svg:height="0.319cm" svg:x="8.387cm" svg:y="13.735cm" svg:viewBox="0 0 481 320" draw:points="69,91 412,320 481,274 137,46 206,0 0,0 0,137">
              <text:p/>
            </draw:polygon>
            <draw:polygon draw:style-name="gr125" draw:text-style-name="P5" draw:layer="layout" svg:width="0.479cm" svg:height="0.319cm" svg:x="8.867cm" svg:y="13.781cm" svg:viewBox="0 0 480 320" draw:points="343,274 274,320 480,320 480,183 412,229 69,0 0,46">
              <text:p/>
            </draw:polygon>
            <draw:polygon draw:style-name="gr126" draw:text-style-name="P5" draw:layer="layout" svg:width="0.479cm" svg:height="0.319cm" svg:x="8.799cm" svg:y="13.461cm" svg:viewBox="0 0 480 320" draw:points="69,91 412,320 480,274 137,46 206,0 0,0 0,137">
              <text:p/>
            </draw:polygon>
            <draw:polygon draw:style-name="gr127" draw:text-style-name="P5" draw:layer="layout" svg:width="0.479cm" svg:height="0.319cm" svg:x="9.28cm" svg:y="13.507cm" svg:viewBox="0 0 480 320" draw:points="343,274 274,320 480,320 480,183 412,229 69,0 0,46">
              <text:p/>
            </draw:polygon>
          </draw:g>
        </draw:g>
        <draw:connector draw:style-name="gr128" draw:text-style-name="P22" draw:layer="layout" svg:x1="3.561cm" svg:y1="12.869cm" svg:x2="8.112cm" svg:y2="14.055cm" draw:start-shape="id1" draw:end-shape="id2" svg:d="M3561 12869h2266v1186h2285" svg:viewBox="0 0 4552 1187">
          <text:p/>
        </draw:connector>
        <draw:connector draw:style-name="gr128" draw:text-style-name="P22" draw:layer="layout" svg:x1="4.976cm" svg:y1="8.555cm" svg:x2="9.444cm" svg:y2="13.414cm" draw:start-shape="id3" draw:start-glue-point="2" draw:end-shape="id2" draw:end-glue-point="5" svg:d="M4976 8555v2294h4468v2565" svg:viewBox="0 0 4469 4860">
          <text:p/>
        </draw:connector>
        <draw:connector draw:style-name="gr128" draw:text-style-name="P22" draw:layer="layout" svg:x1="10.818cm" svg:y1="8.62cm" svg:x2="9.929cm" svg:y2="14.036cm" draw:start-shape="id4" draw:start-glue-point="2" draw:end-shape="id2" draw:end-glue-point="7" svg:d="M10818 8620v5416h-889" svg:viewBox="0 0 890 5417">
          <text:p/>
        </draw:connector>
        <draw:connector draw:style-name="gr128" draw:text-style-name="P22" draw:layer="layout" svg:x1="11.619cm" svg:y1="7.954cm" svg:x2="13.7cm" svg:y2="6.105cm" draw:start-shape="id4" draw:end-shape="id5" svg:d="M11619 7954h1041v-1849h1040" svg:viewBox="0 0 2082 1850">
          <text:p/>
        </draw:connector>
        <draw:connector draw:style-name="gr128" draw:text-style-name="P22" draw:layer="layout" svg:x1="15.517cm" svg:y1="6.086cm" svg:x2="18.399cm" svg:y2="3.863cm" draw:start-shape="id5" draw:start-glue-point="7" draw:end-shape="id6" draw:end-glue-point="1" svg:d="M15517 6086h3403v-2223h-521" svg:viewBox="0 0 3404 2224">
          <text:p/>
        </draw:connector>
        <draw:connector draw:style-name="gr128" draw:text-style-name="P22" draw:layer="layout" svg:x1="9.142cm" svg:y1="14.97cm" svg:x2="9.971cm" svg:y2="19.669cm" draw:start-shape="id2" draw:end-shape="id7" draw:end-glue-point="0" svg:d="M9142 14970v2349h829v2350" svg:viewBox="0 0 830 4700">
          <text:p/>
        </draw:connector>
        <draw:frame draw:style-name="gr129" draw:text-style-name="P24" draw:layer="layout" svg:width="1.524cm" svg:height="0.645cm" svg:x="11.414cm" svg:y="7.35cm">
          <draw:text-box>
            <text:p text:style-name="P23"><text:span text:style-name="T1">gi0/1</text:span></text:p>
          </draw:text-box>
        </draw:frame>
        <draw:frame draw:style-name="gr130" draw:text-style-name="P25" draw:layer="layout" svg:width="1.196cm" svg:height="0.607cm" svg:x="12.631cm" svg:y="5.572cm">
          <draw:text-box>
            <text:p><text:span text:style-name="T2">gi0/0</text:span></text:p>
          </draw:text-box>
        </draw:frame>
        <draw:frame draw:style-name="gr130" draw:text-style-name="P25" draw:layer="layout" svg:width="1.196cm" svg:height="0.607cm" svg:x="15.605cm" svg:y="6.207cm">
          <draw:text-box>
            <text:p text:style-name="P26"><text:span text:style-name="T2">gi0/1</text:span></text:p>
          </draw:text-box>
        </draw:frame>
        <draw:connector draw:style-name="gr128" draw:text-style-name="P22" draw:layer="layout" svg:x1="4.175cm" svg:y1="7.889cm" svg:x2="4.175cm" svg:y2="7.889cm" draw:start-shape="id3" draw:start-glue-point="3" draw:end-shape="id3" draw:end-glue-point="3" svg:d="M4175 7889z" svg:viewBox="0 0 1 1">
          <text:p/>
        </draw:connector>
        <draw:line draw:style-name="gr131" draw:text-style-name="P27" draw:layer="layout" svg:x1="5.572cm" svg:y1="8.112cm" svg:x2="10.017cm" svg:y2="8.112cm">
          <text:p/>
        </draw:line>
        <draw:frame draw:style-name="gr132" draw:text-style-name="P25" draw:layer="layout" svg:width="1.196cm" svg:height="0.607cm" svg:x="8.874cm" svg:y="7.505cm">
          <draw:text-box>
            <text:p text:style-name="P26"><text:span text:style-name="T2">gi0/0</text:span></text:p>
          </draw:text-box>
        </draw:frame>
        <draw:frame draw:style-name="gr130" draw:text-style-name="P25" draw:layer="layout" svg:width="1.196cm" svg:height="0.607cm" svg:x="5.646cm" svg:y="7.505cm">
          <draw:text-box>
            <text:p text:style-name="P26"><text:span text:style-name="T2">gi0/1</text:span></text:p>
          </draw:text-box>
        </draw:frame>
        <draw:frame draw:style-name="gr133" draw:text-style-name="P25" draw:layer="layout" svg:width="1.196cm" svg:height="0.607cm" svg:x="5.064cm" svg:y="8.874cm">
          <draw:text-box>
            <text:p><text:span text:style-name="T2">gi0/0</text:span></text:p>
          </draw:text-box>
        </draw:frame>
        <draw:frame draw:style-name="gr130" draw:text-style-name="P25" draw:layer="layout" svg:width="1.196cm" svg:height="0.607cm" svg:x="9.583cm" svg:y="8.874cm">
          <draw:text-box>
            <text:p text:style-name="P26"><text:span text:style-name="T2">gi0/2</text:span></text:p>
          </draw:text-box>
        </draw:frame>
        <draw:frame draw:style-name="gr134" draw:text-style-name="P25" draw:layer="layout" svg:width="1.124cm" svg:height="0.734cm" svg:x="3.432cm" svg:y="12.303cm">
          <draw:text-box>
            <text:p text:style-name="P26"><text:span text:style-name="T2">eth0</text:span></text:p>
          </draw:text-box>
        </draw:frame>
        <draw:frame draw:style-name="gr130" draw:text-style-name="P25" draw:layer="layout" svg:width="1.124cm" svg:height="0.607cm" svg:x="18.291cm" svg:y="3.187cm">
          <draw:text-box>
            <text:p><text:span text:style-name="T2">eth0</text:span></text:p>
          </draw:text-box>
        </draw:frame>
        <draw:frame draw:style-name="gr130" draw:text-style-name="P25" draw:layer="layout" svg:width="2.102cm" svg:height="0.963cm" svg:x="6.772cm" svg:y="6.969cm">
          <draw:text-box>
            <text:p text:style-name="P26"><text:span text:style-name="T2">10.0.0.0/24</text:span></text:p>
            <text:p text:style-name="P26"><text:span text:style-name="T2"><text:s text:c="4"/></text:span><text:span text:style-name="T2">OSPF</text:span></text:p>
          </draw:text-box>
        </draw:frame>
        <draw:frame draw:style-name="gr135" draw:text-style-name="P25" draw:layer="layout" svg:width="0.769cm" svg:height="0.607cm" svg:x="5.572cm" svg:y="8.112cm">
          <draw:text-box>
            <text:p><text:span text:style-name="T2">.1</text:span></text:p>
          </draw:text-box>
        </draw:frame>
        <draw:frame draw:style-name="gr130" draw:text-style-name="P25" draw:layer="layout" svg:width="0.769cm" svg:height="0.607cm" svg:x="9.121cm" svg:y="8.112cm">
          <draw:text-box>
            <text:p text:style-name="P26"><text:span text:style-name="T2">.2</text:span></text:p>
          </draw:text-box>
        </draw:frame>
        <draw:frame draw:style-name="gr136" draw:text-style-name="P28" draw:layer="layout" svg:width="5.842cm" svg:height="1.016cm" svg:x="11.541cm" svg:y="13.7cm">
          <draw:text-box>
            <text:p>192.168.122.0 /24</text:p>
          </draw:text-box>
        </draw:frame>
        <draw:frame draw:style-name="gr137" draw:text-style-name="P25" draw:layer="layout" svg:width="1.48cm" svg:height="0.607cm" svg:x="10.823cm" svg:y="8.902cm">
          <draw:text-box>
            <text:p text:style-name="P26"><text:span text:style-name="T2">122.81</text:span></text:p>
          </draw:text-box>
        </draw:frame>
        <draw:frame draw:style-name="gr130" draw:text-style-name="P25" draw:layer="layout" svg:width="1.48cm" svg:height="0.607cm" svg:x="3.54cm" svg:y="8.902cm">
          <draw:text-box>
            <text:p><text:span text:style-name="T2">122.80</text:span></text:p>
          </draw:text-box>
        </draw:frame>
        <draw:frame draw:style-name="gr134" draw:text-style-name="P25" draw:layer="layout" svg:width="1.658cm" svg:height="0.734cm" svg:x="3.406cm" svg:y="12.966cm">
          <draw:text-box>
            <text:p text:style-name="P26"><text:span text:style-name="T2">122.149</text:span></text:p>
          </draw:text-box>
        </draw:frame>
        <draw:frame draw:style-name="gr130" draw:text-style-name="P28" draw:layer="layout" svg:width="3.203cm" svg:height="1.673cm" svg:x="0.845cm" svg:y="14.186cm">
          <draw:text-box>
            <text:p>TACACS </text:p>
            <text:p>SERVER</text:p>
          </draw:text-box>
        </draw:frame>
        <draw:frame draw:style-name="gr130" draw:text-style-name="P24" draw:layer="layout" svg:width="3.334cm" svg:height="1.039cm" svg:x="12.779cm" svg:y="2.374cm">
          <draw:text-box>
            <text:p text:style-name="P23"><text:span text:style-name="T1">VLAN 10 gi0/1.10</text:span></text:p>
            <text:p text:style-name="P23"><text:span text:style-name="T1">22.1.1.0 /27 DATA</text:span></text:p>
          </draw:text-box>
        </draw:frame>
        <draw:frame draw:style-name="gr138" draw:text-style-name="P29" draw:layer="layout" svg:width="4.064cm" svg:height="1.433cm" svg:x="12.811cm" svg:y="3.413cm">
          <draw:text-box>
            <text:p text:style-name="P23"><text:span text:style-name="T1">VLAN 20 gi0/1.20</text:span></text:p>
            <text:p text:style-name="P23"><text:span text:style-name="T1">22.1.1.32 /27 VOICE</text:span></text:p>
          </draw:text-box>
        </draw:frame>
        <draw:frame draw:style-name="gr130" draw:text-style-name="P28" draw:layer="layout" svg:width="4.1cm" svg:height="0.962cm" svg:x="5.445cm" svg:y="5.245cm">
          <draw:text-box>
            <text:p>OSPF AREA</text:p>
          </draw:text-box>
        </draw:frame>
        <draw:frame draw:style-name="gr130" draw:text-style-name="P28" draw:layer="layout" svg:width="1.734cm" svg:height="0.962cm" svg:x="14.843cm" svg:y="0.927cm">
          <draw:text-box>
            <text:p>L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adc5e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04:29:51.623436544</meta:creation-date>
    <dc:date>2020-05-23T04:57:57.522636158</dc:date>
    <meta:editing-duration>PT6M45S</meta:editing-duration>
    <meta:editing-cycles>1</meta:editing-cycles>
    <meta:document-statistic meta:object-count="175"/>
    <meta:generator>LibreOffice/6.0.7.3$Linux_X86_64 LibreOffice_project/00m0$Build-3</meta:generator>
  </office:meta>
</office:document-meta>
</file>